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2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cm"/>
    </style:style>
    <style:style style:name="ce20" style:family="table-cell" style:parent-style-name="Default" style:data-style-name="N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fo:background-color="#00a933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robación luz" table:style-name="ta1">
        <table:shapes>
          <draw:frame draw:z-index="0" draw:style-name="gr1" draw:text-style-name="P1" svg:width="17.475cm" svg:height="13.331cm" svg:x="0cm" svg:y="13.137cm">
            <draw:object draw:notify-on-update-of-ranges="'Comprobación luz'.B2:'Comprobación luz'.B2 'Comprobación luz'.B3:'Comprobación luz'.B22 'Comprobación luz'.C2:'Comprobación luz'.C2 'Comprobación luz'.C3:'Comprobación luz'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8.241cm" svg:height="13.417cm" svg:x="18.604cm" svg:y="13.202cm">
            <draw:object draw:notify-on-update-of-ranges="'Comprobación luz'.G2:'Comprobación luz'.G2 'Comprobación luz'.G3:'Comprobación luz'.G22 'Comprobación luz'.H2:'Comprobación luz'.H2 'Comprobación luz'.H3:'Comprobación luz'.H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7"/>
        <table:table-column table:style-name="co2" table:default-cell-style-name="ce7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ce7"/>
        <table:table-column table:style-name="co3" table:default-cell-style-name="ce7"/>
        <table:table-row table:style-name="ro1">
          <table:table-cell table:style-name="ce1" office:value-type="string" calcext:value-type="string" table:number-columns-spanned="3" table:number-rows-spanned="1">
            <text:p>Detección alta luminosidad</text:p>
          </table:table-cell>
          <table:covered-table-cell table:number-columns-repeated="2" table:style-name="ce6"/>
          <table:table-cell table:number-columns-repeated="2"/>
          <table:table-cell table:style-name="ce10" office:value-type="string" calcext:value-type="string" table:number-columns-spanned="3" table:number-rows-spanned="1">
            <text:p>Detección baja luminosidad</text:p>
          </table:table-cell>
          <table:covered-table-cell table:number-columns-repeated="2" table:style-name="ce6"/>
        </table:table-row>
        <table:table-row table:style-name="ro1"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 </text:p>
          </table:table-cell>
          <table:table-cell table:style-name="ce2" office:value-type="string" calcext:value-type="string">
            <text:p>Luz artificial </text:p>
          </table:table-cell>
          <table:table-cell table:number-columns-repeated="2"/>
          <table:table-cell table:style-name="ce2" office:value-type="string" calcext:value-type="string">
            <text:p>Imagen</text:p>
          </table:table-cell>
          <table:table-cell table:style-name="ce2" office:value-type="string" calcext:value-type="string">
            <text:p>Luz natural </text:p>
          </table:table-cell>
          <table:table-cell table:style-name="ce2" office:value-type="string" calcext:value-type="string">
            <text:p>Luz artificial 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percentage" office:value="0.77" calcext:value-type="percentage">
            <text:p>77,00 %</text:p>
          </table:table-cell>
          <table:table-cell office:value-type="percentage" office:value="0.98" calcext:value-type="percentage">
            <text:p>98,00 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percentage" office:value="0.35" calcext:value-type="percentage">
            <text:p>35,00 %</text:p>
          </table:table-cell>
          <table:table-cell office:value-type="percentage" office:value="0.73" calcext:value-type="percentage">
            <text:p>73,00 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percentage" office:value="0.52" calcext:value-type="percentage">
            <text:p>52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percentage" office:value="0.53" calcext:value-type="percentage">
            <text:p>53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89" calcext:value-type="percentage">
            <text:p>89,00 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percentage" office:value="0.33" calcext:value-type="percentage">
            <text:p>33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percentage" office:value="0.4" calcext:value-type="percentage">
            <text:p>40,00 %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percentage" office:value="0.74" calcext:value-type="percentage">
            <text:p>74,00 %</text:p>
          </table:table-cell>
          <table:table-cell office:value-type="percentage" office:value="0.93" calcext:value-type="percentage">
            <text:p>93,00 %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percentage" office:value="0.16" calcext:value-type="percentage">
            <text:p>16,00 %</text:p>
          </table:table-cell>
          <table:table-cell office:value-type="percentage" office:value="0.91" calcext:value-type="percentage">
            <text:p>91,00 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percentage" office:value="0.7" calcext:value-type="percentage">
            <text:p>70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7" calcext:value-type="percentage">
            <text:p>70,00 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percentage" office:value="0.54" calcext:value-type="percentage">
            <text:p>54,00 %</text:p>
          </table:table-cell>
          <table:table-cell office:value-type="percentage" office:value="0.92" calcext:value-type="percentage">
            <text:p>92,00 %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percentage" office:value="0.22" calcext:value-type="percentage">
            <text:p>22,00 %</text:p>
          </table:table-cell>
          <table:table-cell office:value-type="percentage" office:value="0.92" calcext:value-type="percentage">
            <text:p>92,00 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percentage" office:value="0.51" calcext:value-type="percentage">
            <text:p>51,00 %</text:p>
          </table:table-cell>
          <table:table-cell office:value-type="percentage" office:value="0.97" calcext:value-type="percentage">
            <text:p>97,00 %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percentage" office:value="0.26" calcext:value-type="percentage">
            <text:p>26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percentage" office:value="0.2" calcext:value-type="percentage">
            <text:p>20,00 %</text:p>
          </table:table-cell>
          <table:table-cell office:value-type="percentage" office:value="0.78" calcext:value-type="percentage">
            <text:p>78,00 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percentage" office:value="0.61" calcext:value-type="percentage">
            <text:p>61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percentage" office:value="0.36" calcext:value-type="percentage">
            <text:p>36,00 %</text:p>
          </table:table-cell>
          <table:table-cell office:value-type="percentage" office:value="0.92" calcext:value-type="percentage">
            <text:p>92,00 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percentage" office:value="0.57" calcext:value-type="percentage">
            <text:p>57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percentage" office:value="0.25" calcext:value-type="percentage">
            <text:p>25,00 %</text:p>
          </table:table-cell>
          <table:table-cell office:value-type="percentage" office:value="0.95" calcext:value-type="percentage">
            <text:p>95,00 %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4" calcext:value-type="percentage">
            <text:p>84,00 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percentage" office:value="0.56" calcext:value-type="percentage">
            <text:p>56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percentage" office:value="0.62" calcext:value-type="percentage">
            <text:p>62,00 %</text:p>
          </table:table-cell>
          <table:table-cell office:value-type="percentage" office:value="0.75" calcext:value-type="percentage">
            <text:p>75,00 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percentage" office:value="0.54" calcext:value-type="percentage">
            <text:p>54,00 %</text:p>
          </table:table-cell>
          <table:table-cell office:value-type="percentage" office:value="0.96" calcext:value-type="percentage">
            <text:p>96,00 %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percentage" office:value="0.31" calcext:value-type="percentage">
            <text:p>3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percentage" office:value="0.74" calcext:value-type="percentage">
            <text:p>74,00 %</text:p>
          </table:table-cell>
          <table:table-cell office:value-type="percentage" office:value="0.94" calcext:value-type="percentage">
            <text:p>94,00 %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percentage" office:value="0.28" calcext:value-type="percentage">
            <text:p>28,00 %</text:p>
          </table:table-cell>
          <table:table-cell office:value-type="percentage" office:value="0.73" calcext:value-type="percentage">
            <text:p>73,00 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percentage" office:value="0.32" calcext:value-type="percentage">
            <text:p>32,00 %</text:p>
          </table:table-cell>
          <table:table-cell office:value-type="percentage" office:value="0.9" calcext:value-type="percentage">
            <text:p>90,00 %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percentage" office:value="0.37" calcext:value-type="percentage">
            <text:p>37,00 %</text:p>
          </table:table-cell>
          <table:table-cell office:value-type="percentage" office:value="0.69" calcext:value-type="percentage">
            <text:p>69,00 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percentage" office:value="0.38" calcext:value-type="percentage">
            <text:p>38,00 %</text:p>
          </table:table-cell>
          <table:table-cell office:value-type="percentage" office:value="0.88" calcext:value-type="percentage">
            <text:p>88,00 %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percentage" office:value="0.31" calcext:value-type="percentage">
            <text:p>31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percentage" office:value="0.42" calcext:value-type="percentage">
            <text:p>42,00 %</text:p>
          </table:table-cell>
          <table:table-cell office:value-type="percentage" office:value="0.87" calcext:value-type="percentage">
            <text:p>87,00 %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percentage" office:value="0.16" calcext:value-type="percentage">
            <text:p>16,00 %</text:p>
          </table:table-cell>
          <table:table-cell office:value-type="percentage" office:value="0.7" calcext:value-type="percentage">
            <text:p>70,00 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percentage" office:value="0.26" calcext:value-type="percentage">
            <text:p>26,00 %</text:p>
          </table:table-cell>
          <table:table-cell office:value-type="percentage" office:value="0.33" calcext:value-type="percentage">
            <text:p>33,00 %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percentage" office:value="0.21" calcext:value-type="percentage">
            <text:p>21,00 %</text:p>
          </table:table-cell>
          <table:table-cell office:value-type="percentage" office:value="0.8" calcext:value-type="percentage">
            <text:p>80,00 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percentage" office:value="0.13" calcext:value-type="percentage">
            <text:p>13,00 %</text:p>
          </table:table-cell>
          <table:table-cell office:value-type="percentage" office:value="0.41" calcext:value-type="percentage">
            <text:p>41,00 %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percentage" office:value="0.15" calcext:value-type="percentage">
            <text:p>15,00 %</text:p>
          </table:table-cell>
          <table:table-cell office:value-type="percentage" office:value="0.87" calcext:value-type="percentage">
            <text:p>87,00 %</text:p>
          </table:table-cell>
        </table:table-row>
        <table:table-row table:style-name="ro1">
          <table:table-cell table:style-name="ce14"/>
          <table:table-cell table:style-name="ce20" table:number-columns-repeated="2"/>
          <table:table-cell table:number-columns-repeated="2"/>
          <table:table-cell table:style-name="ce15"/>
          <table:table-cell table:style-name="ce21" table:number-columns-repeated="2"/>
        </table:table-row>
        <table:table-row table:style-name="ro1">
          <table:table-cell table:style-name="ce15"/>
          <table:table-cell table:style-name="ce21" table:number-columns-repeated="2"/>
          <table:table-cell table:number-columns-repeated="2"/>
          <table:table-cell table:style-name="ce15"/>
          <table:table-cell table:style-name="ce21" table:number-columns-repeated="2"/>
        </table:table-row>
        <table:table-row table:style-name="ro1">
          <table:table-cell table:style-name="ce4"/>
          <table:table-cell table:style-name="ce8" table:number-columns-repeated="2"/>
          <table:table-cell table:number-columns-repeated="2"/>
          <table:table-cell table:style-name="ce4"/>
          <table:table-cell table:style-name="ce8" table:number-columns-repeated="2"/>
        </table:table-row>
        <table:table-row table:style-name="ro1">
          <table:table-cell table:style-name="ce2" office:value-type="string" calcext:value-type="string">
            <text:p>Media:</text:p>
          </table:table-cell>
          <table:table-cell table:formula="of:=SUM([.B3:.B24])/20" office:value-type="percentage" office:value="0.5015" calcext:value-type="percentage">
            <text:p>50,15 %</text:p>
          </table:table-cell>
          <table:table-cell table:formula="of:=SUM([.C3:.C24])/20" office:value-type="percentage" office:value="0.884" calcext:value-type="percentage">
            <text:p>88,40 %</text:p>
          </table:table-cell>
          <table:table-cell table:number-columns-repeated="2"/>
          <table:table-cell table:style-name="ce2" office:value-type="string" calcext:value-type="string">
            <text:p>Media:</text:p>
          </table:table-cell>
          <table:table-cell table:formula="of:=SUM([.G3:.G24])/20" office:value-type="percentage" office:value="0.307" calcext:value-type="percentage">
            <text:p>30,70 %</text:p>
          </table:table-cell>
          <table:table-cell table:formula="of:=SUM([.H3:.H24])/20" office:value-type="percentage" office:value="0.811" calcext:value-type="percentage">
            <text:p>81,10 %</text:p>
          </table:table-cell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5" office:value-type="string" calcext:value-type="string" table:number-columns-spanned="2" table:number-rows-spanned="1">
            <text:p>Incremento (%)</text:p>
          </table:table-cell>
          <table:covered-table-cell table:style-name="ce6"/>
          <table:table-cell table:style-name="ce9" table:formula="of:=[.C26]-[.B26]" office:value-type="percentage" office:value="0.3825" calcext:value-type="percentage">
            <text:p>38,25 %</text:p>
          </table:table-cell>
          <table:table-cell table:number-columns-repeated="2"/>
          <table:table-cell table:style-name="ce5" office:value-type="string" calcext:value-type="string" table:number-columns-spanned="2" table:number-rows-spanned="1">
            <text:p>Incremento (%)</text:p>
          </table:table-cell>
          <table:covered-table-cell table:style-name="ce6"/>
          <table:table-cell table:style-name="ce9" table:formula="of:=[.H26]-[.G26]" office:value-type="percentage" office:value="0.504" calcext:value-type="percentage">
            <text:p>50,40 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0:37:54.040840740</meta:creation-date>
    <dc:date>2023-05-25T23:28:43.301608748</dc:date>
    <meta:editing-duration>PT38M14S</meta:editing-duration>
    <meta:editing-cycles>8</meta:editing-cycles>
    <meta:generator>LibreOffice/7.3.7.2$Linux_X86_64 LibreOffice_project/30$Build-2</meta:generator>
    <meta:document-statistic meta:table-count="1" meta:cell-count="13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76cm" svg:height="13.332cm" xlink:href=".." xlink:type="simple" chart:class="chart:bar" chart:style-name="ch1">
        <chart:title svg:x="5.423cm" svg:y="0.708cm" chart:style-name="ch2">
          <text:p>Detección alta luminosidad </text:p>
        </chart:title>
        <chart:legend chart:legend-position="end" svg:x="14.689cm" svg:y="6.112cm" style:legend-expansion="high" chart:style-name="ch3"/>
        <chart:plot-area chart:style-name="ch4" table:cell-range-address="'Comprobación luz'.B2:'Comprobación luz'.C22" chart:data-source-has-labels="row" svg:x="1.456cm" svg:y="1.515cm" svg:width="12.884cm" svg:height="10.474cm">
          <chart:coordinate-region svg:x="3.189cm" svg:y="1.717cm" svg:width="11.151cm" svg:height="9.619cm"/>
          <chart:axis chart:dimension="x" chart:name="primary-x" chart:style-name="ch5">
            <chart:title svg:x="7.952cm" svg:y="12.308cm" chart:style-name="ch6">
              <text:p>Imagen</text:p>
            </chart:title>
          </chart:axis>
          <chart:axis chart:dimension="y" chart:name="primary-y" chart:style-name="ch7">
            <chart:title svg:x="0.451cm" svg:y="8.653cm" chart:style-name="ch8">
              <text:p>Porcentaje detección </text:p>
            </chart:title>
            <chart:grid chart:style-name="ch9" chart:class="major"/>
          </chart:axis>
          <chart:series chart:style-name="ch10" chart:values-cell-range-address="'Comprobación luz'.B3:'Comprobación luz'.B22" chart:label-cell-address="'Comprobación luz'.B2:'Comprobación luz'.B2" chart:class="chart:bar">
            <chart:data-point chart:repeated="20"/>
          </chart:series>
          <chart:series chart:style-name="ch11" chart:values-cell-range-address="'Comprobación luz'.C3:'Comprobación luz'.C22" chart:label-cell-address="'Comprobación luz'.C2:'Comprobación luz'.C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 </text:p>
                <draw:g>
                  <svg:desc>'Comprobación luz'.B2:'Comprobación luz'.B2</svg:desc>
                </draw:g>
              </table:table-cell>
              <table:table-cell office:value-type="string">
                <text:p>Luz artificial </text:p>
                <draw:g>
                  <svg:desc>'Comprobación luz'.C2:'Comprobación luz'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7">
                <text:p>0.77</text:p>
                <draw:g>
                  <svg:desc>'Comprobación luz'.B3:'Comprobación luz'.B22</svg:desc>
                </draw:g>
              </table:table-cell>
              <table:table-cell office:value-type="float" office:value="0.98">
                <text:p>0.98</text:p>
                <draw:g>
                  <svg:desc>'Comprobación luz'.C3:'Comprobación luz'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">
                <text:p>0.52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">
                <text:p>0.5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3">
                <text:p>0.33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">
                <text:p>0.7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1">
                <text:p>0.51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1">
                <text:p>0.6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7">
                <text:p>0.57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6">
                <text:p>0.56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">
                <text:p>0.5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4">
                <text:p>0.74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2">
                <text:p>0.3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6">
                <text:p>0.26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3">
                <text:p>0.13</text:p>
              </table:table-cell>
              <table:table-cell office:value-type="float" office:value="0.41">
                <text:p>0.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1pt" style:font-size-asian="9pt" style:font-size-complex="9pt"/>
    </style:style>
    <style:style style:name="ch7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1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8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242cm" svg:height="13.418cm" xlink:href=".." xlink:type="simple" chart:class="chart:bar" chart:style-name="ch1">
        <chart:title svg:x="5.825cm" svg:y="0.404cm" chart:style-name="ch2">
          <text:p>Detección baja luminosidad</text:p>
        </chart:title>
        <chart:legend chart:legend-position="end" svg:x="15.455cm" svg:y="6.155cm" style:legend-expansion="high" chart:style-name="ch3"/>
        <chart:plot-area chart:style-name="ch4" table:cell-range-address="'Comprobación luz'.G2:'Comprobación luz'.H22" chart:data-source-has-labels="row" svg:x="1.471cm" svg:y="1.519cm" svg:width="13.62cm" svg:height="10.554cm">
          <chart:coordinate-region svg:x="3.204cm" svg:y="1.721cm" svg:width="11.887cm" svg:height="9.699cm"/>
          <chart:axis chart:dimension="x" chart:name="primary-x" chart:style-name="ch5">
            <chart:title svg:x="8.366cm" svg:y="12.341cm" chart:style-name="ch6">
              <text:p>Imagen</text:p>
            </chart:title>
          </chart:axis>
          <chart:axis chart:dimension="y" chart:name="primary-y" chart:style-name="ch7">
            <chart:title svg:x="0.451cm" svg:y="8.644cm" chart:style-name="ch8">
              <text:p>Porcentaje detección</text:p>
            </chart:title>
            <chart:grid chart:style-name="ch9" chart:class="major"/>
          </chart:axis>
          <chart:series chart:style-name="ch10" chart:values-cell-range-address="'Comprobación luz'.G3:'Comprobación luz'.G22" chart:label-cell-address="'Comprobación luz'.G2:'Comprobación luz'.G2" chart:class="chart:bar">
            <chart:data-point chart:repeated="20"/>
          </chart:series>
          <chart:series chart:style-name="ch11" chart:values-cell-range-address="'Comprobación luz'.H3:'Comprobación luz'.H22" chart:label-cell-address="'Comprobación luz'.H2:'Comprobación luz'.H2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uz natural </text:p>
                <draw:g>
                  <svg:desc>'Comprobación luz'.G2:'Comprobación luz'.G2</svg:desc>
                </draw:g>
              </table:table-cell>
              <table:table-cell office:value-type="string">
                <text:p>Luz artificial </text:p>
                <draw:g>
                  <svg:desc>'Comprobación luz'.H2:'Comprobación luz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">
                <text:p>0.35</text:p>
                <draw:g>
                  <svg:desc>'Comprobación luz'.G3:'Comprobación luz'.G22</svg:desc>
                </draw:g>
              </table:table-cell>
              <table:table-cell office:value-type="float" office:value="0.73">
                <text:p>0.73</text:p>
                <draw:g>
                  <svg:desc>'Comprobación luz'.H3:'Comprobación luz'.H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2">
                <text:p>0.42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7">
                <text:p>0.37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">
                <text:p>0.4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">
                <text:p>0.16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">
                <text:p>0.57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">
                <text:p>0.2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">
                <text:p>0.26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">
                <text:p>0.21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2">
                <text:p>0.6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1">
                <text:p>0.3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">
                <text:p>0.37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1">
                <text:p>0.31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6">
                <text:p>0.1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1">
                <text:p>0.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">
                <text:p>0.15</text:p>
              </table:table-cell>
              <table:table-cell office:value-type="float" office:value="0.87">
                <text:p>0.8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